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Aptos Display" svg:font-family="Aptos Display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style style:name="P1" style:parent-style-name="Címsor1" style:master-page-name="MP0" style:family="paragraph">
      <style:paragraph-properties fo:break-before="page" fo:text-align="center"/>
    </style:style>
    <style:style style:name="P2" style:parent-style-name="Normál" style:family="paragraph">
      <style:text-properties fo:font-weight="bold" style:font-weight-asian="bold" style:font-weight-complex="bold"/>
    </style:style>
    <style:style style:name="P3" style:parent-style-name="Normál" style:family="paragraph">
      <style:text-properties fo:font-weight="bold" style:font-weight-asian="bold" style:font-weight-complex="bold"/>
    </style:style>
    <style:style style:name="P4" style:parent-style-name="Normál" style:family="paragraph">
      <style:paragraph-properties fo:margin-bottom="0.1201in" fo:margin-left="-0.0034in">
        <style:tab-stops/>
      </style:paragraph-properties>
    </style:style>
    <style:style style:name="P5" style:parent-style-name="Normál" style:family="paragraph">
      <style:paragraph-properties fo:text-align="end" fo:margin-bottom="0.127in" fo:line-height="106%" fo:margin-left="0in" fo:margin-right="0.0743in" fo:text-indent="0in">
        <style:tab-stops/>
      </style:paragraph-properties>
    </style:style>
    <style:style style:name="P6" style:parent-style-name="Normál" style:family="paragraph">
      <style:paragraph-properties fo:margin-bottom="0.1173in" fo:margin-left="-0.0034in">
        <style:tab-stops/>
      </style:paragraph-properties>
    </style:style>
    <style:style style:name="P7" style:parent-style-name="Normál" style:family="paragraph">
      <style:paragraph-properties fo:margin-bottom="0.1375in" fo:margin-left="-0.0034in">
        <style:tab-stops/>
      </style:paragraph-properties>
    </style:style>
    <style:style style:name="P8" style:parent-style-name="Normál" style:family="paragraph">
      <style:paragraph-properties fo:text-indent="-0.25in"/>
    </style:style>
    <style:style style:name="P9" style:parent-style-name="Normál" style:family="paragraph">
      <style:paragraph-properties fo:text-indent="-0.25in"/>
    </style:style>
    <style:style style:name="P10" style:parent-style-name="Normál" style:family="paragraph">
      <style:paragraph-properties fo:text-indent="-0.25in"/>
    </style:style>
    <style:style style:name="P11" style:parent-style-name="Normál" style:family="paragraph">
      <style:paragraph-properties fo:text-indent="-0.25in"/>
    </style:style>
    <style:style style:name="P12" style:parent-style-name="Normál" style:family="paragraph">
      <style:paragraph-properties fo:text-indent="-0.25in"/>
    </style:style>
    <style:style style:name="P13" style:parent-style-name="Normál" style:family="paragraph">
      <style:paragraph-properties fo:text-indent="-0.25in"/>
    </style:style>
    <style:style style:name="P14" style:parent-style-name="Normál" style:family="paragraph">
      <style:paragraph-properties fo:text-indent="-0.25in"/>
    </style:style>
    <style:style style:name="P15" style:parent-style-name="Normál" style:family="paragraph">
      <style:paragraph-properties fo:margin-bottom="0.1in" fo:text-indent="-0.25in"/>
    </style:style>
    <style:style style:name="P16" style:parent-style-name="Normál" style:family="paragraph">
      <style:paragraph-properties fo:margin-bottom="0.1173in" fo:margin-left="-0.0034in">
        <style:tab-stops/>
      </style:paragraph-properties>
    </style:style>
    <style:style style:name="P17" style:parent-style-name="Normál" style:family="paragraph">
      <style:paragraph-properties fo:margin-bottom="0.1201in" fo:margin-left="-0.0034in">
        <style:tab-stops/>
      </style:paragraph-properties>
    </style:style>
    <style:style style:name="P18" style:parent-style-name="Normál" style:family="paragraph">
      <style:paragraph-properties fo:margin-bottom="0.1173in" fo:margin-left="-0.0034in">
        <style:tab-stops/>
      </style:paragraph-properties>
    </style:style>
    <style:style style:name="P19" style:parent-style-name="Normál" style:family="paragraph">
      <style:paragraph-properties fo:margin-bottom="0.1201in" fo:margin-left="-0.0034in">
        <style:tab-stops/>
      </style:paragraph-properties>
    </style:style>
    <style:style style:name="P20" style:parent-style-name="Normál" style:family="paragraph">
      <style:paragraph-properties fo:margin-bottom="0.1166in" fo:margin-left="-0.0034in">
        <style:tab-stops/>
      </style:paragraph-properties>
    </style:style>
    <style:style style:name="P21" style:parent-style-name="Normál" style:family="paragraph">
      <style:paragraph-properties fo:margin-left="-0.0034in">
        <style:tab-stops/>
      </style:paragraph-properties>
    </style:style>
    <style:style style:name="P22" style:parent-style-name="Normál" style:family="paragraph">
      <style:paragraph-properties fo:margin-left="-0.0034in">
        <style:tab-stops/>
      </style:paragraph-properties>
    </style:style>
    <style:style style:name="P23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24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25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26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27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28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29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30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31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32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33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34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35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36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37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38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39" style:parent-style-name="Normál" style:family="paragraph">
      <style:paragraph-properties fo:margin-left="-0.0034in">
        <style:tab-stops/>
      </style:paragraph-properties>
      <style:text-properties fo:language="en"/>
    </style:style>
    <style:style style:name="P40" style:parent-style-name="Normál" style:family="paragraph">
      <style:paragraph-properties fo:margin-left="-0.0034in">
        <style:tab-stops/>
      </style:paragraph-properties>
    </style:style>
    <style:style style:name="T41" style:parent-style-name="Bekezdésalapbetűtípusa" style:family="text">
      <style:text-properties fo:language="en"/>
    </style:style>
    <style:style style:name="P42" style:parent-style-name="Normál" style:family="paragraph">
      <style:paragraph-properties fo:margin-left="-0.0034in">
        <style:tab-stops/>
      </style:paragraph-properties>
    </style:style>
    <style:style style:name="P43" style:parent-style-name="Normál" style:family="paragraph">
      <style:paragraph-properties fo:margin-left="-0.0034in">
        <style:tab-stops/>
      </style:paragraph-properties>
    </style:style>
    <style:style style:name="P44" style:parent-style-name="Normál" style:family="paragraph">
      <style:paragraph-properties fo:margin-left="-0.0034in">
        <style:tab-stops/>
      </style:paragraph-properties>
      <style:text-properties fo:font-weight="bold" style:font-weight-asian="bold" style:font-weight-complex="bold"/>
    </style:style>
    <style:style style:name="P45" style:parent-style-name="Normál" style:family="paragraph">
      <style:paragraph-properties fo:margin-left="-0.0034in">
        <style:tab-stops/>
      </style:paragraph-properties>
    </style:style>
    <style:style style:name="P46" style:parent-style-name="Normál" style:family="paragraph">
      <style:paragraph-properties fo:margin-left="-0.0034in">
        <style:tab-stops/>
      </style:paragraph-properties>
    </style:style>
    <style:style style:name="P47" style:parent-style-name="Normál" style:family="paragraph">
      <style:paragraph-properties fo:margin-left="-0.0034in">
        <style:tab-stops/>
      </style:paragraph-properties>
    </style:style>
    <style:style style:name="P48" style:parent-style-name="Normál" style:family="paragraph">
      <style:paragraph-properties fo:margin-left="-0.0034in">
        <style:tab-stops/>
      </style:paragraph-properties>
      <style:text-properties fo:font-weight="bold" style:font-weight-asian="bold" style:font-weight-complex="bold"/>
    </style:style>
    <style:style style:name="P49" style:parent-style-name="Normál" style:family="paragraph">
      <style:paragraph-properties fo:margin-left="-0.0034in">
        <style:tab-stops/>
      </style:paragraph-properties>
    </style:style>
    <style:style style:name="T50" style:parent-style-name="Bekezdésalapbetűtípusa" style:family="text">
      <style:text-properties fo:font-weight="bold" style:font-weight-asian="bold" style:font-weight-complex="bold"/>
    </style:style>
    <style:style style:name="T51" style:parent-style-name="Bekezdésalapbetűtípusa" style:family="text">
      <style:text-properties fo:font-weight="bold" style:font-weight-asian="bold" style:font-weight-complex="bold"/>
    </style:style>
    <style:style style:name="T52" style:parent-style-name="Bekezdésalapbetűtípusa" style:family="text">
      <style:text-properties fo:font-weight="bold" style:font-weight-asian="bold" style:font-weight-complex="bold"/>
    </style:style>
    <style:style style:name="P53" style:parent-style-name="Normál" style:family="paragraph">
      <style:paragraph-properties fo:margin-left="-0.0034in">
        <style:tab-stops/>
      </style:paragraph-properties>
    </style:style>
    <style:style style:name="P54" style:parent-style-name="Normál" style:family="paragraph">
      <style:paragraph-properties fo:margin-left="-0.0034in">
        <style:tab-stops/>
      </style:paragraph-properties>
    </style:style>
    <style:style style:name="P55" style:parent-style-name="Normál" style:family="paragraph">
      <style:paragraph-properties fo:margin-left="-0.0034in">
        <style:tab-stops/>
      </style:paragraph-properties>
    </style:style>
  </office:automatic-styles>
  <office:body>
    <office:text text:use-soft-page-breaks="true">
      <text:h text:style-name="P1" text:outline-level="1">Pizzéria weboldal</text:h>
      <text:p text:style-name="Normál">Project vezető: Remete Marcell Róbert</text:p>
      <text:p text:style-name="Normál">Project készítők: Drahovszky Márk, Remete Marcell Róbert<text:s/></text:p>
      <text:p text:style-name="Normál">Osztály: 13.ace</text:p>
      <text:p text:style-name="Normál">Konzulens tanár: Győrössy Richárd</text:p>
      <text:p text:style-name="P2"/>
      <text:p text:style-name="P3">Projektleírás:</text:p>
      <text:p text:style-name="P4">Kinézet / felépítés :<text:s/></text:p>
      <text:p text:style-name="P5">A weboldalunk egy rendelésre illetve termék választásra alkalmas weboldal lesz.<text:s/></text:p>
      <text:p text:style-name="P6">Az oldal modern stílusú letörgetés oldal lesz, mind gépre mind telefonokra és táblagépekre optimalizálva. <text:s/></text:p>
      <text:p text:style-name="P7">Az oldalon megtalálható:<text:s/></text:p>
      <text:list text:style-name="LFO1" text:continue-numbering="true">
        <text:list-item>
          <text:p text:style-name="P8">Menüsáv<text:s/></text:p>
        </text:list-item>
        <text:list-item>
          <text:p text:style-name="P9">Aktuális ajánlat<text:s/></text:p>
        </text:list-item>
        <text:list-item>
          <text:p text:style-name="P10">Pizza étlap<text:s/></text:p>
        </text:list-item>
        <text:list-item>
          <text:p text:style-name="P11">Egyéni pizza összeállítása<text:s/></text:p>
        </text:list-item>
        <text:list-item>
          <text:p text:style-name="P12">Megrendelés gomb<text:s/></text:p>
        </text:list-item>
        <text:list-item>
          <text:p text:style-name="P13">Pizzéria elérhetőségei és helyadatai<text:s/></text:p>
        </text:list-item>
        <text:list-item>
          <text:p text:style-name="P14">Pizzéria illetve tulajdonos története <text:s/></text:p>
        </text:list-item>
        <text:list-item>
          <text:p text:style-name="P15">Jogi információk<text:s/></text:p>
        </text:list-item>
      </text:list>
      <text:p text:style-name="P16">Az oldalon történő megrendelésekről emailt küld a dolgozói oldalra illetve az adatbázisban tárolja ahonnan le lehet őket kérdezni.<text:s/></text:p>
      <text:p text:style-name="P17">Adatbázis:<text:s/></text:p>
      <text:p text:style-name="P18">Az oldal adatbázisa három táblás lesz. Az menü adatokat a felhasználó adatokat illetve a rendeléseket fogja tárolni.<text:s/></text:p>
      <text:p text:style-name="P19">Az oldal HTML, CSS, JavaScript és PHP nyelveket fog használni.<text:s/></text:p>
      <text:p text:style-name="P20">Az oldal szövege könnyedén változtatható lesz, illetve az aktuális menü is megváltoztatható lesz.<text:s/></text:p>
      <text:p text:style-name="P21">A felhasználók kuponokat kaphatnak vásárlás után amiket ezután beválthatnak.<text:s/></text:p>
      <text:p text:style-name="P22"/>
      <text:p text:style-name="P23">Appearance / structure:<text:s/></text:p>
      <text:p text:style-name="P24">Our website will be a website suitable for ordering and product selection.<text:s/></text:p>
      <text:p text:style-name="P25">The site will be a modern style landing page, optimized for both desktops and phones and tablets.<text:s/></text:p>
      <text:p text:style-name="P26">The site will include:<text:s/></text:p>
      <text:p text:style-name="P27">• Menu bar<text:s/></text:p>
      <text:soft-page-break/>
      <text:p text:style-name="P28">• Current offer<text:s/></text:p>
      <text:p text:style-name="P29">• Pizza menu<text:s/></text:p>
      <text:p text:style-name="P30">• Custom pizza assembly<text:s/></text:p>
      <text:p text:style-name="P31">• Order button<text:s/></text:p>
      <text:p text:style-name="P32">• Pizzeria contact information and location information<text:s/></text:p>
      <text:p text:style-name="P33">• Pizzeria and owner history<text:s/></text:p>
      <text:p text:style-name="P34">• Legal information<text:s/></text:p>
      <text:p text:style-name="P35">Orders made on the site will be sent by email to the employee page or stored in the database from which they can be queried.<text:s/></text:p>
      <text:p text:style-name="P36">Database:<text:s/></text:p>
      <text:p text:style-name="P37">The site's database will have three tables. The menu data will store user data and orders.<text:s/></text:p>
      <text:p text:style-name="P38">The site will use HTML, CSS, JavaScript and PHP languages.<text:s/></text:p>
      <text:p text:style-name="P39">The text of the site will be easily changeable, and the current menu will also be changeable.<text:s/></text:p>
      <text:p text:style-name="P40"><text:span text:style-name="T41">Users can receive coupons after purchases, which they can then redeem.</text:span></text:p>
      <text:p text:style-name="P42"/>
      <text:p text:style-name="P43"/>
      <text:p text:style-name="P44">Projekt fejlesztési terv:</text:p>
      <text:p text:style-name="P45">Adatbázis és front end egy része ((HTML, CSS): Drahovszky Márk</text:p>
      <text:p text:style-name="P46">PHP, Front end másik része (HTML, CSS, Java): Remete Marcell Róbert</text:p>
      <text:p text:style-name="P47"/>
      <text:p text:style-name="P48">Projekt részfeladatok:</text:p>
      <text:p text:style-name="P49"><text:span text:style-name="T50"><text:tab/></text:span><text:span text:style-name="T51"><text:tab/></text:span><text:span text:style-name="T52"><text:tab/></text:span>2025.11.2. Front end (HTML, CSS, Javascript egy része): Drahovszky Márk, Remete Marcell Róbert</text:p>
      <text:p text:style-name="P53"><text:tab/><text:tab/><text:tab/>2025.11 Adatbázis megkezdése: Drahovszky Márk</text:p>
      <text:p text:style-name="P54"><text:tab/><text:tab/><text:tab/>2025.11 Javascript folytatása: Remete Marcell Róbert</text:p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Címsor1" style:display-name="Címsor 1" style:family="paragraph" style:next-style-name="Normál" style:default-outline-level="1">
      <style:paragraph-properties fo:keep-with-next="always" fo:keep-together="always" fo:margin-bottom="0.0604in" fo:line-height="90%" fo:margin-left="1.9069in" fo:margin-right="1.9076in" fo:text-indent="-1.9069in">
        <style:tab-stops/>
      </style:paragraph-properties>
      <style:text-properties style:font-name="Calibri" style:font-name-asian="Calibri" style:font-name-complex="Calibri" fo:color="#000000" fo:font-size="24pt" style:font-size-asian="24pt" fo:hyphenate="false"/>
    </style:style>
    <style:style style:name="Normál" style:display-name="Normál" style:family="paragraph">
      <style:paragraph-properties fo:margin-bottom="0.0034in" fo:line-height="111%" fo:margin-left="0.0069in" fo:text-indent="-0.0069in">
        <style:tab-stops/>
      </style:paragraph-properties>
      <style:text-properties style:font-name="Calibri" style:font-name-asian="Calibri" style:font-name-complex="Calibri" fo:color="#000000" fo:hyphenate="false"/>
    </style:style>
    <style:style style:name="Bekezdésalapbetűtípusa" style:display-name="Bekezdés alapbetűtípusa" style:family="text"/>
    <style:style style:name="Címsor1Char" style:display-name="Címsor 1 Char" style:family="text">
      <style:text-properties style:font-name="Calibri" style:font-name-asian="Calibri" style:font-name-complex="Calibri" fo:color="#000000" fo:font-size="24pt" style:font-size-asian="2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1in" fo:margin-left="0.9833in" fo:margin-bottom="1in" fo:margin-right="0.9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Remete Marci</meta:initial-creator>
    <dc:creator>Remete Marci</dc:creator>
    <meta:creation-date>2025-10-14T19:07:00Z</meta:creation-date>
    <dc:date>2025-10-14T19:09:00Z</dc:date>
    <meta:template xlink:href="Normal.dotm" xlink:type="simple"/>
    <meta:editing-cycles>3</meta:editing-cycles>
    <meta:editing-duration>PT60S</meta:editing-duration>
    <meta:document-statistic meta:page-count="2" meta:paragraph-count="4" meta:word-count="298" meta:character-count="2358" meta:row-count="17" meta:non-whitespace-character-count="2064"/>
  </office:meta>
</office:document-meta>
</file>